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7257in" style:rel-column-width="16331*"/>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0.8042in" style:rel-column-width="7610*"/>
    </style:style>
    <style:style style:name="Table3.F" style:family="table-column">
      <style:table-column-properties style:column-width="1.1097in" style:rel-column-width="10501*"/>
    </style:style>
    <style:style style:name="Table3.G" style:family="table-column">
      <style:table-column-properties style:column-width="1.6035in" style:rel-column-width="15177*"/>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Heading_20_1" style:master-page-name="First_20_Page">
      <style:paragraph-properties style:page-number="auto"/>
    </style:style>
    <style:style style:name="P14" style:family="paragraph" style:parent-style-name="Heading_20_2">
      <style:text-properties style:font-name="Arial1" fo:font-size="14pt" style:font-size-asian="14pt" style:font-size-complex="14pt"/>
    </style:style>
    <style:style style:name="P1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81304976" text:id="ct481304976">
          <text:insertion>
            <office:change-info>
              <dc:creator>Bob Jacobsen</dc:creator>
              <dc:date>2013-01-19T17:19:00</dc:date>
            </office:change-info>
          </text:insertion>
        </text:changed-region>
        <text:changed-region xml:id="ct481305136" text:id="ct481305136">
          <text:deletion>
            <office:change-info>
              <dc:creator>Bob Jacobsen</dc:creator>
              <dc:date>2013-01-19T17:19:00</dc:date>
            </office:change-info>
            <text:p text:style-name="Standard">They are what they are, and they say what they say.</text:p>
          </text:deletion>
        </text:changed-region>
        <text:changed-region xml:id="ct515527568" text:id="ct515527568">
          <text:deletion>
            <office:change-info>
              <dc:creator>David Harris</dc:creator>
              <dc:date>2013-01-31T07:16:00</dc:date>
            </office:change-info>
            <text:p text:style-name="Standard">n</text:p>
          </text:deletion>
        </text:changed-region>
        <text:changed-region xml:id="ct515626480" text:id="ct515626480">
          <text:insertion>
            <office:change-info>
              <dc:creator>Bob Jacobsen</dc:creator>
              <dc:date>2012-09-19T20:15:00</dc:date>
            </office:change-info>
          </text:insertion>
        </text:changed-region>
        <text:changed-region xml:id="ct515298528" text:id="ct515298528">
          <text:deletion>
            <office:change-info>
              <dc:creator>Bob Jacobsen</dc:creator>
              <dc:date>2012-09-19T20:15:00</dc:date>
            </office:change-info>
            <text:p text:style-name="Standard"><text:s/>(yet).</text:p>
          </text:deletion>
        </text:changed-region>
        <text:changed-region xml:id="ct515698400" text:id="ct515698400">
          <text:deletion>
            <office:change-info>
              <dc:creator>David Harris</dc:creator>
              <dc:date>2013-01-31T07:17:00</dc:date>
            </office:change-info>
            <text:p text:style-name="Standard">string</text:p>
          </text:deletion>
        </text:changed-region>
        <text:changed-region xml:id="ct514987440" text:id="ct514987440">
          <text:insertion>
            <office:change-info>
              <dc:creator>David Harris</dc:creator>
              <dc:date>2013-01-31T07:17:00</dc:date>
            </office:change-info>
          </text:insertion>
        </text:changed-region>
        <text:changed-region xml:id="ct515844720" text:id="ct515844720">
          <text:insertion>
            <office:change-info>
              <dc:creator>Bob Jacobsen</dc:creator>
              <dc:date>2012-09-19T20:17:00</dc:date>
            </office:change-info>
          </text:insertion>
        </text:changed-region>
        <text:changed-region xml:id="ct515841568" text:id="ct515841568">
          <text:insertion>
            <office:change-info>
              <dc:creator>Bob Jacobsen</dc:creator>
              <dc:date>2012-09-19T20:17:00</dc:date>
            </office:change-info>
          </text:insertion>
        </text:changed-region>
        <text:changed-region xml:id="ct515019968" text:id="ct515019968">
          <text:insertion>
            <office:change-info>
              <dc:creator>David Harris</dc:creator>
              <dc:date>2013-01-31T07:18:00</dc:date>
            </office:change-info>
          </text:insertion>
        </text:changed-region>
        <text:changed-region xml:id="ct896073856" text:id="ct896073856">
          <text:insertion>
            <office:change-info>
              <dc:creator>David Harris</dc:creator>
              <dc:date>2013-01-31T07: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text:h>
      <text:p text:style-name="Standard">The OpenLCB Standards are independently normative. <text:change-start text:change-id="ct481304976"/>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change-end text:change-id="ct481304976"/><text:change text:change-id="ct481305136"/></text:p>
      <text:p text:style-name="Standard">This Technical Note provides common background information that ma<text:change text:change-id="ct515527568"/>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text:change-start text:change-id="ct515626480"/>. IEEE half-size (16 bit) floats are used in e.g. the Throttle protocols under development.<text:change-end text:change-id="ct515626480"/><text:change text:change-id="ct515298528"/></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text:change text:change-id="ct515698400"/><text:change-start text:change-id="ct514987440"/>sequence<text:change-end text:change-id="ct514987440"/>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text:soft-page-break/>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FT-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text:soft-page-break/>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text:change-start text:change-id="ct515844720"/> for specific quantities<text:change-end text:change-id="ct515844720"/>, including both Unique ID (node ID) and Event ID values, should be shown in dotted-hex format e.g. “01.AB.34.01.CD.E3”. <text:change-start text:change-id="ct515841568"/>General byte sequences that don't represent a single value should be in spaced-hex format, e.g. “01 02 AB DE 00 00”. <text:change-end text:change-id="ct515841568"/>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4" text:outline-level="2"><text:span text:style-name="T5">Presentation of a OpenLCB </text:span><text:span text:style-name="T6">message</text:span></text:h>
      <text:p text:style-name="Standard">OpenLCB messages are described in this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text:change-start text:change-id="ct515019968"/>Event ID<text:change-end text:change-id="ct515019968"/></text:p>
          </table:table-cell>
          <table:table-cell table:style-name="Table3.A1" office:value-type="string">
            <text:p text:style-name="P10">Simple Node </text:p>
          </table:table-cell>
          <table:table-cell table:style-name="Table3.A1" office:value-type="string">
            <text:p text:style-name="P10">Common</text:p>
            <text:p text:style-name="P10">MTI</text:p>
          </table:table-cell>
          <table:table-cell table:style-name="Table3.A1" office:value-type="string">
            <text:p text:style-name="P10">CAN format</text:p>
          </table:table-cell>
          <table:table-cell table:style-name="Table3.G1" office:value-type="string">
            <text:p text:style-name="P10">Data Content</text:p>
          </table:table-cell>
        </table:table-row>
        <table:table-row>
          <table:table-cell table:style-name="Table3.A2" office:value-type="string">
            <text:p text:style-name="P11"/>
          </table:table-cell>
          <table:table-cell table:style-name="Table3.A2" office:value-type="string">
            <text:p text:style-name="P11">N</text:p>
          </table:table-cell>
          <table:table-cell table:style-name="Table3.A2" office:value-type="string">
            <text:p text:style-name="P11"><text:change-start text:change-id="ct896073856"/>N<text:change-end text:change-id="ct896073856"/></text:p>
          </table:table-cell>
          <table:table-cell table:style-name="Table3.A2" office:value-type="string">
            <text:p text:style-name="P11">N</text:p>
          </table:table-cell>
          <table:table-cell table:style-name="Table3.A2" office:value-type="string">
            <text:p text:style-name="P11">0x0000</text:p>
          </table:table-cell>
          <table:table-cell table:style-name="Table3.A2" office:value-type="string">
            <text:p text:style-name="P11">0x1800,0sss</text:p>
          </table:table-cell>
          <table:table-cell table:style-name="Table3.G2" office:value-type="string">
            <text:p text:style-name="P11"/>
          </table:table-cell>
        </table:table-row>
      </table:table>
      <text:p text:style-name="Standard"/>
      <text:list xml:id="list1868781694878390030" text:style-name="L1">
        <text:list-item>
          <text:p text:style-name="P17">Name: Standard name of the message.</text:p>
        </text:list-item>
        <text:list-item>
          <text:p text:style-name="P17">Dest ID: Whether this message includes <text:span text:style-name="T4">a destination address for a specific node. If no, the message is global.</text:span></text:p>
        </text:list-item>
        <text:list-item>
          <text:p text:style-name="P17">Event ID: Whether this message includes <text:span text:style-name="T4">an Event ID.</text:span></text:p>
        </text:list-item>
        <text:list-item>
          <text:p text:style-name="P18">Simple Node: Whether the message is included in the “simple node subset” (defined in the Message Networking TN).</text:p>
        </text:list-item>
        <text:list-item>
          <text:p text:style-name="P17">Common MTI: The 16-bit value, typically in hex notation, of the full Message Type Indicator.</text:p>
        </text:list-item>
        <text:list-item>
          <text:p text:style-name="P18"><text:soft-page-break/>CAN format: Typical CAN frame representation of the MTI, including header and data byte if present. <text:s/>Source node ID alias is represented by “sss”. <text:s/>Destination node ID alias, if present, is represented by “ddd”.</text:p>
        </text:list-item>
        <text:list-item>
          <text:p text:style-name="P17">Data Content: Summary description of data bytes, if any, included after fixed fields such as MTI and destination address.</text:p>
        </text:list-item>
      </text:list>
      <text:p text:style-name="P8">Note that this information is not completely independent. <text:s/>The MTI value depends on simple subset, priority subgroup, etc, values. We present the full set, at some risk of inconsistency, to make it easier to understand the containing Standard.</text:p>
      <text:p text:style-name="P8">For more information, see the various “Message Networking” Standards and Technical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Data<text:tab/>1</text:p>
          <text:p text:style-name="P12"><text:s/>2.1 Numerical representation<text:tab/>1</text:p>
          <text:p text:style-name="P12"><text:s/>2.2 Byte sequences<text:tab/>1</text:p>
          <text:p text:style-name="P12"><text:s/>2.3 Bit sequences<text:tab/>1</text:p>
          <text:p text:style-name="P12"><text:s/>2.4 Strings<text:tab/>2</text:p>
          <text:p text:style-name="P16"><text:s/>3 Presentation<text:tab/>2</text:p>
          <text:p text:style-name="P12"><text:s/>3.1 Presentation of CAN Quantities<text:tab/>3</text:p>
          <text:p text:style-name="P12"><text:s/>3.2 Presentation of a OpenLCB messag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OpenLCB Common Information Technical Note</text:p>
      </style:header>
      <style:footer>
        <text:p text:style-name="MP2"><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1"><text:date style:data-style-name="N75" text:date-value="2013-02-02T09:48:01.99">Feb 2, 2013</text:date></text:span></text:span></text:p>
      </style:footer>
    </style:master-page>
    <style:master-page style:name="First_20_Page" style:display-name="First Page" style:page-layout-name="Mpm2" style:next-style-name="Standard">
      <style:header>
        <text:tracked-changes>
          <text:changed-region xml:id="ct338479872" text:id="ct338479872">
            <text:deletion>
              <office:change-info>
                <dc:creator>Bob Jacobsen</dc:creator>
                <dc:date>2013-02-02T09:47:00</dc:date>
              </office:change-info>
              <text:p text:style-name="MP5"><text:s/></text:p>
            </text:deletion>
          </text:changed-region>
          <text:changed-region xml:id="ct479036032" text:id="ct479036032">
            <text:deletion>
              <office:change-info>
                <dc:creator>Bob Jacobsen</dc:creator>
                <dc:date>2013-01-19T17:20:00</dc:date>
              </office:change-info>
              <text:p text:style-name="MP5">Updated</text:p>
              <text:p text:style-name="MP5"/>
            </text:deletion>
          </text:changed-region>
          <text:changed-region xml:id="ct479035936" text:id="ct479035936">
            <text:deletion>
              <office:change-info>
                <dc:creator>Bob Jacobsen</dc:creator>
                <dc:date>2013-01-27T21:18:00</dc:date>
              </office:change-info>
              <text:p text:style-name="MP5">Preliminary</text:p>
            </text:deletion>
          </text:changed-region>
          <text:changed-region xml:id="ct338521120" text:id="ct338521120">
            <text:insertion>
              <office:change-info>
                <dc:creator>Bob Jacobsen</dc:creator>
                <dc:date>2013-02-02T09:47: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mm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date style:data-style-name="N75" text:date-value="2013-02-02T09:48:01.99">Feb 2, 2013</text:date></text:p>
            </table:table-cell>
            <table:table-cell table:style-name="Table1.C1" office:value-type="string">
              <text:p text:style-name="MP5"><text:change text:change-id="ct338479872"/><text:change text:change-id="ct479036032"/><text:change text:change-id="ct479035936"/><text:change-start text:change-id="ct338521120"/>Adopted<text:change-end text:change-id="ct338521120"/></text:p>
            </table:table-cell>
          </table:table-row>
        </table:table>
        <text:p text:style-name="Header"/>
      </style:header>
      <style:footer>
        <text:p text:style-name="MP6"><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75" text:date-value="2013-02-02T09:48:01.99">Feb 2, 2013</text:date></text:span></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mon Information Technical Note</dc:title>
    <meta:initial-creator>Alex Shepherd</meta:initial-creator>
    <meta:creation-date>2009-01-22T07:11:27</meta:creation-date>
    <meta:editing-cycles>107</meta:editing-cycles>
    <meta:editing-duration>PT13H52M18S</meta:editing-duration>
    <meta:generator>OpenOffice.org/3.4.1$Unix OpenOffice.org_project/341m1$Build-9593</meta:generator>
    <dc:date>2013-02-02T09:48:02</dc:date>
    <dc:creator>Bob Jacobsen</dc:creator>
    <meta:keyword>Common Information</meta:keyword>
    <meta:document-statistic meta:table-count="2" meta:image-count="1" meta:object-count="0" meta:page-count="4" meta:paragraph-count="87" meta:word-count="1287" meta:character-count="7979"/>
    <meta:user-defined meta:name="Info 1"/>
    <meta:user-defined meta:name="Info 2"/>
    <meta:user-defined meta:name="Info 3"/>
    <meta:user-defined meta:name="Info 4"/>
  </office:meta>
</office:document-meta>
</file>